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60001">
            <text:p>SNOANTDIA06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6171331.21833333">
            <text:p>6171331,22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60001','2014-06-30','---','-------------------------','2110104020000000002','SCGCMP','SNOANTDIA060001','H','PROVISION DE ANTIGUEDAD DE PRESTACIONES SOCIALES NOMINA DIARIA JUNIO 2014',6171331,21833333,0);">
            <text:p>INSERT INTO scg_dt_cmp VALUES('0001','SCGCMP','SNOANTDIA060001','2014-06-30','---','-------------------------','2110104020000000002','SCGCMP','SNOANTDIA060001','H','PROVISION DE ANTIGUEDAD DE PRESTACIONES SOCIALES NOMINA DIARIA JUNIO 2014',6171331,21833333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602</text:p>
          </table:table-cell>
          <table:table-cell table:style-name="ce8" office:value-type="float" office:value="33613.92">
            <text:p>33.613,92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60001','2014-06-30','---','-------------------------','6110800003602000001','SCGCMP','SNOANTDIA060001','D','PROVISION DE ANTIGUEDAD DE PRESTACIONES SOCIALES NOMINA DIARIA JUNIO 2014',33613,92,1);">
            <text:p>INSERT INTO scg_dt_cmp VALUES('0001','SCGCMP','SNOANTDIA060001','2014-06-30','---','-------------------------','6110800003602000001','SCGCMP','SNOANTDIA060001','D','PROVISION DE ANTIGUEDAD DE PRESTACIONES SOCIALES NOMINA DIARIA JUNIO 2014',33613,92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504</text:p>
          </table:table-cell>
          <table:table-cell table:style-name="ce8" office:value-type="float" office:value="5066.2">
            <text:p>5.066,20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60001','2014-06-30','---','-------------------------','6110800004504000001','SCGCMP','SNOANTDIA060001','D','PROVISION DE ANTIGUEDAD DE PRESTACIONES SOCIALES NOMINA DIARIA JUNIO 2014',5066,2,2);">
            <text:p>INSERT INTO scg_dt_cmp VALUES('0001','SCGCMP','SNOANTDIA060001','2014-06-30','---','-------------------------','6110800004504000001','SCGCMP','SNOANTDIA060001','D','PROVISION DE ANTIGUEDAD DE PRESTACIONES SOCIALES NOMINA DIARIA JUNIO 2014',5066,2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002</text:p>
          </table:table-cell>
          <table:table-cell table:style-name="ce8" office:value-type="float" office:value="1060027.62333333">
            <text:p>1.060.027,62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60001','2014-06-30','---','-------------------------','6110800002002000001','SCGCMP','SNOANTDIA060001','D','PROVISION DE ANTIGUEDAD DE PRESTACIONES SOCIALES NOMINA DIARIA JUNIO 2014',1060027,62333333,3);">
            <text:p>INSERT INTO scg_dt_cmp VALUES('0001','SCGCMP','SNOANTDIA060001','2014-06-30','---','-------------------------','6110800002002000001','SCGCMP','SNOANTDIA060001','D','PROVISION DE ANTIGUEDAD DE PRESTACIONES SOCIALES NOMINA DIARIA JUNIO 2014',1060027,62333333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903</text:p>
          </table:table-cell>
          <table:table-cell table:style-name="ce8" office:value-type="float" office:value="46283.24">
            <text:p>46.283,24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60001','2014-06-30','---','-------------------------','6110800002903000001','SCGCMP','SNOANTDIA060001','D','PROVISION DE ANTIGUEDAD DE PRESTACIONES SOCIALES NOMINA DIARIA JUNIO 2014',46283,24,4);">
            <text:p>INSERT INTO scg_dt_cmp VALUES('0001','SCGCMP','SNOANTDIA060001','2014-06-30','---','-------------------------','6110800002903000001','SCGCMP','SNOANTDIA060001','D','PROVISION DE ANTIGUEDAD DE PRESTACIONES SOCIALES NOMINA DIARIA JUNIO 2014',46283,24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103</text:p>
          </table:table-cell>
          <table:table-cell table:style-name="ce8" office:value-type="float" office:value="33547.99">
            <text:p>33.547,99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60001','2014-06-30','---','-------------------------','6110800004103000001','SCGCMP','SNOANTDIA060001','D','PROVISION DE ANTIGUEDAD DE PRESTACIONES SOCIALES NOMINA DIARIA JUNIO 2014',33547,99,5);">
            <text:p>INSERT INTO scg_dt_cmp VALUES('0001','SCGCMP','SNOANTDIA060001','2014-06-30','---','-------------------------','6110800004103000001','SCGCMP','SNOANTDIA060001','D','PROVISION DE ANTIGUEDAD DE PRESTACIONES SOCIALES NOMINA DIARIA JUNIO 2014',33547,99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003</text:p>
          </table:table-cell>
          <table:table-cell table:style-name="ce8" office:value-type="float" office:value="23395.44">
            <text:p>23.395,44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60001','2014-06-30','---','-------------------------','6110800002003000001','SCGCMP','SNOANTDIA060001','D','PROVISION DE ANTIGUEDAD DE PRESTACIONES SOCIALES NOMINA DIARIA JUNIO 2014',23395,44,6);">
            <text:p>INSERT INTO scg_dt_cmp VALUES('0001','SCGCMP','SNOANTDIA060001','2014-06-30','---','-------------------------','6110800002003000001','SCGCMP','SNOANTDIA060001','D','PROVISION DE ANTIGUEDAD DE PRESTACIONES SOCIALES NOMINA DIARIA JUNIO 2014',23395,44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601</text:p>
          </table:table-cell>
          <table:table-cell table:style-name="ce8" office:value-type="float" office:value="19781.24">
            <text:p>19.781,24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60001','2014-06-30','---','-------------------------','6110800004601000001','SCGCMP','SNOANTDIA060001','D','PROVISION DE ANTIGUEDAD DE PRESTACIONES SOCIALES NOMINA DIARIA JUNIO 2014',19781,24,7);">
            <text:p>INSERT INTO scg_dt_cmp VALUES('0001','SCGCMP','SNOANTDIA060001','2014-06-30','---','-------------------------','6110800004601000001','SCGCMP','SNOANTDIA060001','D','PROVISION DE ANTIGUEDAD DE PRESTACIONES SOCIALES NOMINA DIARIA JUNIO 2014',19781,24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002</text:p>
          </table:table-cell>
          <table:table-cell table:style-name="ce8" office:value-type="float" office:value="8004.49">
            <text:p>8.004,49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60001','2014-06-30','---','-------------------------','6110800004002000001','SCGCMP','SNOANTDIA060001','D','PROVISION DE ANTIGUEDAD DE PRESTACIONES SOCIALES NOMINA DIARIA JUNIO 2014',8004,49,8);">
            <text:p>INSERT INTO scg_dt_cmp VALUES('0001','SCGCMP','SNOANTDIA060001','2014-06-30','---','-------------------------','6110800004002000001','SCGCMP','SNOANTDIA060001','D','PROVISION DE ANTIGUEDAD DE PRESTACIONES SOCIALES NOMINA DIARIA JUNIO 2014',8004,49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400</text:p>
          </table:table-cell>
          <table:table-cell table:style-name="ce8" office:value-type="float" office:value="3107">
            <text:p>3.107,00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60001','2014-06-30','---','-------------------------','6110800002400000001','SCGCMP','SNOANTDIA060001','D','PROVISION DE ANTIGUEDAD DE PRESTACIONES SOCIALES NOMINA DIARIA JUNIO 2014',3107,9);">
            <text:p>INSERT INTO scg_dt_cmp VALUES('0001','SCGCMP','SNOANTDIA060001','2014-06-30','---','-------------------------','6110800002400000001','SCGCMP','SNOANTDIA060001','D','PROVISION DE ANTIGUEDAD DE PRESTACIONES SOCIALES NOMINA DIARIA JUNIO 2014',3107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802</text:p>
          </table:table-cell>
          <table:table-cell table:style-name="ce8" office:value-type="float" office:value="17350.4">
            <text:p>17.350,40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60001','2014-06-30','---','-------------------------','6110800002802000001','SCGCMP','SNOANTDIA060001','D','PROVISION DE ANTIGUEDAD DE PRESTACIONES SOCIALES NOMINA DIARIA JUNIO 2014',17350,4,10);">
            <text:p>INSERT INTO scg_dt_cmp VALUES('0001','SCGCMP','SNOANTDIA060001','2014-06-30','---','-------------------------','6110800002802000001','SCGCMP','SNOANTDIA060001','D','PROVISION DE ANTIGUEDAD DE PRESTACIONES SOCIALES NOMINA DIARIA JUNIO 2014',17350,4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900</text:p>
          </table:table-cell>
          <table:table-cell table:style-name="ce8" office:value-type="float" office:value="41458.47">
            <text:p>41.458,47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60001','2014-06-30','---','-------------------------','6110800002900000001','SCGCMP','SNOANTDIA060001','D','PROVISION DE ANTIGUEDAD DE PRESTACIONES SOCIALES NOMINA DIARIA JUNIO 2014',41458,47,11);">
            <text:p>INSERT INTO scg_dt_cmp VALUES('0001','SCGCMP','SNOANTDIA060001','2014-06-30','---','-------------------------','6110800002900000001','SCGCMP','SNOANTDIA060001','D','PROVISION DE ANTIGUEDAD DE PRESTACIONES SOCIALES NOMINA DIARIA JUNIO 2014',41458,47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302</text:p>
          </table:table-cell>
          <table:table-cell table:style-name="ce8" office:value-type="float" office:value="38634.11">
            <text:p>38.634,11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60001','2014-06-30','---','-------------------------','6110800003302000001','SCGCMP','SNOANTDIA060001','D','PROVISION DE ANTIGUEDAD DE PRESTACIONES SOCIALES NOMINA DIARIA JUNIO 2014',38634,11,12);">
            <text:p>INSERT INTO scg_dt_cmp VALUES('0001','SCGCMP','SNOANTDIA060001','2014-06-30','---','-------------------------','6110800003302000001','SCGCMP','SNOANTDIA060001','D','PROVISION DE ANTIGUEDAD DE PRESTACIONES SOCIALES NOMINA DIARIA JUNIO 2014',38634,11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201</text:p>
          </table:table-cell>
          <table:table-cell table:style-name="ce8" office:value-type="float" office:value="970235.66">
            <text:p>970.235,66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60001','2014-06-30','---','-------------------------','6110800003201000001','SCGCMP','SNOANTDIA060001','D','PROVISION DE ANTIGUEDAD DE PRESTACIONES SOCIALES NOMINA DIARIA JUNIO 2014',970235,66,13);">
            <text:p>INSERT INTO scg_dt_cmp VALUES('0001','SCGCMP','SNOANTDIA060001','2014-06-30','---','-------------------------','6110800003201000001','SCGCMP','SNOANTDIA060001','D','PROVISION DE ANTIGUEDAD DE PRESTACIONES SOCIALES NOMINA DIARIA JUNIO 2014',970235,66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508</text:p>
          </table:table-cell>
          <table:table-cell table:style-name="ce8" office:value-type="float" office:value="174579.5">
            <text:p>174.579,50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60001','2014-06-30','---','-------------------------','6110800004508000001','SCGCMP','SNOANTDIA060001','D','PROVISION DE ANTIGUEDAD DE PRESTACIONES SOCIALES NOMINA DIARIA JUNIO 2014',174579,5,14);">
            <text:p>INSERT INTO scg_dt_cmp VALUES('0001','SCGCMP','SNOANTDIA060001','2014-06-30','---','-------------------------','6110800004508000001','SCGCMP','SNOANTDIA060001','D','PROVISION DE ANTIGUEDAD DE PRESTACIONES SOCIALES NOMINA DIARIA JUNIO 2014',174579,5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904</text:p>
          </table:table-cell>
          <table:table-cell table:style-name="ce8" office:value-type="float" office:value="31421.82">
            <text:p>31.421,82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60001','2014-06-30','---','-------------------------','6110800002904000001','SCGCMP','SNOANTDIA060001','D','PROVISION DE ANTIGUEDAD DE PRESTACIONES SOCIALES NOMINA DIARIA JUNIO 2014',31421,82,15);">
            <text:p>INSERT INTO scg_dt_cmp VALUES('0001','SCGCMP','SNOANTDIA060001','2014-06-30','---','-------------------------','6110800002904000001','SCGCMP','SNOANTDIA060001','D','PROVISION DE ANTIGUEDAD DE PRESTACIONES SOCIALES NOMINA DIARIA JUNIO 2014',31421,82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102</text:p>
          </table:table-cell>
          <table:table-cell table:style-name="ce8" office:value-type="float" office:value="53425.46">
            <text:p>53.425,46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60001','2014-06-30','---','-------------------------','6110800003102000001','SCGCMP','SNOANTDIA060001','D','PROVISION DE ANTIGUEDAD DE PRESTACIONES SOCIALES NOMINA DIARIA JUNIO 2014',53425,46,16);">
            <text:p>INSERT INTO scg_dt_cmp VALUES('0001','SCGCMP','SNOANTDIA060001','2014-06-30','---','-------------------------','6110800003102000001','SCGCMP','SNOANTDIA060001','D','PROVISION DE ANTIGUEDAD DE PRESTACIONES SOCIALES NOMINA DIARIA JUNIO 2014',53425,46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300</text:p>
          </table:table-cell>
          <table:table-cell table:style-name="ce8" office:value-type="float" office:value="174839.37">
            <text:p>174.839,37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60001','2014-06-30','---','-------------------------','6110800004300000001','SCGCMP','SNOANTDIA060001','D','PROVISION DE ANTIGUEDAD DE PRESTACIONES SOCIALES NOMINA DIARIA JUNIO 2014',174839,37,17);">
            <text:p>INSERT INTO scg_dt_cmp VALUES('0001','SCGCMP','SNOANTDIA060001','2014-06-30','---','-------------------------','6110800004300000001','SCGCMP','SNOANTDIA060001','D','PROVISION DE ANTIGUEDAD DE PRESTACIONES SOCIALES NOMINA DIARIA JUNIO 2014',174839,37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601</text:p>
          </table:table-cell>
          <table:table-cell table:style-name="ce8" office:value-type="float" office:value="124715.13">
            <text:p>124.715,13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60001','2014-06-30','---','-------------------------','6110800003601000001','SCGCMP','SNOANTDIA060001','D','PROVISION DE ANTIGUEDAD DE PRESTACIONES SOCIALES NOMINA DIARIA JUNIO 2014',124715,13,18);">
            <text:p>INSERT INTO scg_dt_cmp VALUES('0001','SCGCMP','SNOANTDIA060001','2014-06-30','---','-------------------------','6110800003601000001','SCGCMP','SNOANTDIA060001','D','PROVISION DE ANTIGUEDAD DE PRESTACIONES SOCIALES NOMINA DIARIA JUNIO 2014',124715,13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004</text:p>
          </table:table-cell>
          <table:table-cell table:style-name="ce8" office:value-type="float" office:value="315785.92">
            <text:p>315.785,92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60001','2014-06-30','---','-------------------------','6110800002004000001','SCGCMP','SNOANTDIA060001','D','PROVISION DE ANTIGUEDAD DE PRESTACIONES SOCIALES NOMINA DIARIA JUNIO 2014',315785,92,19);">
            <text:p>INSERT INTO scg_dt_cmp VALUES('0001','SCGCMP','SNOANTDIA060001','2014-06-30','---','-------------------------','6110800002004000001','SCGCMP','SNOANTDIA060001','D','PROVISION DE ANTIGUEDAD DE PRESTACIONES SOCIALES NOMINA DIARIA JUNIO 2014',315785,92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902</text:p>
          </table:table-cell>
          <table:table-cell table:style-name="ce8" office:value-type="float" office:value="35507.08">
            <text:p>35.507,08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60001','2014-06-30','---','-------------------------','6110800002902000001','SCGCMP','SNOANTDIA060001','D','PROVISION DE ANTIGUEDAD DE PRESTACIONES SOCIALES NOMINA DIARIA JUNIO 2014',35507,08,20);">
            <text:p>INSERT INTO scg_dt_cmp VALUES('0001','SCGCMP','SNOANTDIA060001','2014-06-30','---','-------------------------','6110800002902000001','SCGCMP','SNOANTDIA060001','D','PROVISION DE ANTIGUEDAD DE PRESTACIONES SOCIALES NOMINA DIARIA JUNIO 2014',35507,08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101</text:p>
          </table:table-cell>
          <table:table-cell table:style-name="ce8" office:value-type="float" office:value="47915.77">
            <text:p>47.915,77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60001','2014-06-30','---','-------------------------','6110800004101000001','SCGCMP','SNOANTDIA060001','D','PROVISION DE ANTIGUEDAD DE PRESTACIONES SOCIALES NOMINA DIARIA JUNIO 2014',47915,77,21);">
            <text:p>INSERT INTO scg_dt_cmp VALUES('0001','SCGCMP','SNOANTDIA060001','2014-06-30','---','-------------------------','6110800004101000001','SCGCMP','SNOANTDIA060001','D','PROVISION DE ANTIGUEDAD DE PRESTACIONES SOCIALES NOMINA DIARIA JUNIO 2014',47915,77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901</text:p>
          </table:table-cell>
          <table:table-cell table:style-name="ce8" office:value-type="float" office:value="220488.65">
            <text:p>220.488,65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60001','2014-06-30','---','-------------------------','6110800002901000001','SCGCMP','SNOANTDIA060001','D','PROVISION DE ANTIGUEDAD DE PRESTACIONES SOCIALES NOMINA DIARIA JUNIO 2014',220488,65,22);">
            <text:p>INSERT INTO scg_dt_cmp VALUES('0001','SCGCMP','SNOANTDIA060001','2014-06-30','---','-------------------------','6110800002901000001','SCGCMP','SNOANTDIA060001','D','PROVISION DE ANTIGUEDAD DE PRESTACIONES SOCIALES NOMINA DIARIA JUNIO 2014',220488,65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701</text:p>
          </table:table-cell>
          <table:table-cell table:style-name="ce8" office:value-type="float" office:value="7097.16">
            <text:p>7.097,16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60001','2014-06-30','---','-------------------------','6110800002701000001','SCGCMP','SNOANTDIA060001','D','PROVISION DE ANTIGUEDAD DE PRESTACIONES SOCIALES NOMINA DIARIA JUNIO 2014',7097,16,23);">
            <text:p>INSERT INTO scg_dt_cmp VALUES('0001','SCGCMP','SNOANTDIA060001','2014-06-30','---','-------------------------','6110800002701000001','SCGCMP','SNOANTDIA060001','D','PROVISION DE ANTIGUEDAD DE PRESTACIONES SOCIALES NOMINA DIARIA JUNIO 2014',7097,16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802</text:p>
          </table:table-cell>
          <table:table-cell table:style-name="ce8" office:value-type="float" office:value="21424.52">
            <text:p>21.424,52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60001','2014-06-30','---','-------------------------','6110800003802000001','SCGCMP','SNOANTDIA060001','D','PROVISION DE ANTIGUEDAD DE PRESTACIONES SOCIALES NOMINA DIARIA JUNIO 2014',21424,52,24);">
            <text:p>INSERT INTO scg_dt_cmp VALUES('0001','SCGCMP','SNOANTDIA060001','2014-06-30','---','-------------------------','6110800003802000001','SCGCMP','SNOANTDIA060001','D','PROVISION DE ANTIGUEDAD DE PRESTACIONES SOCIALES NOMINA DIARIA JUNIO 2014',21424,52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507</text:p>
          </table:table-cell>
          <table:table-cell table:style-name="ce8" office:value-type="float" office:value="39229.16">
            <text:p>39.229,16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60001','2014-06-30','---','-------------------------','6110800004507000001','SCGCMP','SNOANTDIA060001','D','PROVISION DE ANTIGUEDAD DE PRESTACIONES SOCIALES NOMINA DIARIA JUNIO 2014',39229,16,25);">
            <text:p>INSERT INTO scg_dt_cmp VALUES('0001','SCGCMP','SNOANTDIA060001','2014-06-30','---','-------------------------','6110800004507000001','SCGCMP','SNOANTDIA060001','D','PROVISION DE ANTIGUEDAD DE PRESTACIONES SOCIALES NOMINA DIARIA JUNIO 2014',39229,16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503</text:p>
          </table:table-cell>
          <table:table-cell table:style-name="ce8" office:value-type="float" office:value="37241.75">
            <text:p>37.241,75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60001','2014-06-30','---','-------------------------','6110800004503000001','SCGCMP','SNOANTDIA060001','D','PROVISION DE ANTIGUEDAD DE PRESTACIONES SOCIALES NOMINA DIARIA JUNIO 2014',37241,75,26);">
            <text:p>INSERT INTO scg_dt_cmp VALUES('0001','SCGCMP','SNOANTDIA060001','2014-06-30','---','-------------------------','6110800004503000001','SCGCMP','SNOANTDIA060001','D','PROVISION DE ANTIGUEDAD DE PRESTACIONES SOCIALES NOMINA DIARIA JUNIO 2014',37241,7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801</text:p>
          </table:table-cell>
          <table:table-cell table:style-name="ce8" office:value-type="float" office:value="234205.26">
            <text:p>234.205,26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60001','2014-06-30','---','-------------------------','6110800003801000001','SCGCMP','SNOANTDIA060001','D','PROVISION DE ANTIGUEDAD DE PRESTACIONES SOCIALES NOMINA DIARIA JUNIO 2014',234205,26,27);">
            <text:p>INSERT INTO scg_dt_cmp VALUES('0001','SCGCMP','SNOANTDIA060001','2014-06-30','---','-------------------------','6110800003801000001','SCGCMP','SNOANTDIA060001','D','PROVISION DE ANTIGUEDAD DE PRESTACIONES SOCIALES NOMINA DIARIA JUNIO 2014',234205,26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304</text:p>
          </table:table-cell>
          <table:table-cell table:style-name="ce8" office:value-type="float" office:value="72169.5233333333">
            <text:p>72.169,52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60001','2014-06-30','---','-------------------------','6110800003304000001','SCGCMP','SNOANTDIA060001','D','PROVISION DE ANTIGUEDAD DE PRESTACIONES SOCIALES NOMINA DIARIA JUNIO 2014',72169,5233333333,28);">
            <text:p>INSERT INTO scg_dt_cmp VALUES('0001','SCGCMP','SNOANTDIA060001','2014-06-30','---','-------------------------','6110800003304000001','SCGCMP','SNOANTDIA060001','D','PROVISION DE ANTIGUEDAD DE PRESTACIONES SOCIALES NOMINA DIARIA JUNIO 2014',72169,5233333333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203</text:p>
          </table:table-cell>
          <table:table-cell table:style-name="ce8" office:value-type="float" office:value="594062.17">
            <text:p>594.062,17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60001','2014-06-30','---','-------------------------','6110800004203000001','SCGCMP','SNOANTDIA060001','D','PROVISION DE ANTIGUEDAD DE PRESTACIONES SOCIALES NOMINA DIARIA JUNIO 2014',594062,17,29);">
            <text:p>INSERT INTO scg_dt_cmp VALUES('0001','SCGCMP','SNOANTDIA060001','2014-06-30','---','-------------------------','6110800004203000001','SCGCMP','SNOANTDIA060001','D','PROVISION DE ANTIGUEDAD DE PRESTACIONES SOCIALES NOMINA DIARIA JUNIO 2014',594062,17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502</text:p>
          </table:table-cell>
          <table:table-cell table:style-name="ce8" office:value-type="float" office:value="35261.12">
            <text:p>35.261,12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60001','2014-06-30','---','-------------------------','6110800004502000001','SCGCMP','SNOANTDIA060001','D','PROVISION DE ANTIGUEDAD DE PRESTACIONES SOCIALES NOMINA DIARIA JUNIO 2014',35261,12,30);">
            <text:p>INSERT INTO scg_dt_cmp VALUES('0001','SCGCMP','SNOANTDIA060001','2014-06-30','---','-------------------------','6110800004502000001','SCGCMP','SNOANTDIA060001','D','PROVISION DE ANTIGUEDAD DE PRESTACIONES SOCIALES NOMINA DIARIA JUNIO 2014',35261,12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7240.88">
            <text:p>17.240,88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60001','2014-06-30','---','-------------------------','6110800004602000001','SCGCMP','SNOANTDIA060001','D','PROVISION DE ANTIGUEDAD DE PRESTACIONES SOCIALES NOMINA DIARIA JUNIO 2014',17240,88,31);">
            <text:p>INSERT INTO scg_dt_cmp VALUES('0001','SCGCMP','SNOANTDIA060001','2014-06-30','---','-------------------------','6110800004602000001','SCGCMP','SNOANTDIA060001','D','PROVISION DE ANTIGUEDAD DE PRESTACIONES SOCIALES NOMINA DIARIA JUNIO 2014',17240,88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201</text:p>
          </table:table-cell>
          <table:table-cell table:style-name="ce8" office:value-type="float" office:value="135355.77">
            <text:p>135.355,77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60001','2014-06-30','---','-------------------------','6110800004201000001','SCGCMP','SNOANTDIA060001','D','PROVISION DE ANTIGUEDAD DE PRESTACIONES SOCIALES NOMINA DIARIA JUNIO 2014',135355,77,32);">
            <text:p>INSERT INTO scg_dt_cmp VALUES('0001','SCGCMP','SNOANTDIA060001','2014-06-30','---','-------------------------','6110800004201000001','SCGCMP','SNOANTDIA060001','D','PROVISION DE ANTIGUEDAD DE PRESTACIONES SOCIALES NOMINA DIARIA JUNIO 2014',135355,77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901</text:p>
          </table:table-cell>
          <table:table-cell table:style-name="ce8" office:value-type="float" office:value="33502.62">
            <text:p>33.502,62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60001','2014-06-30','---','-------------------------','6110800003901000001','SCGCMP','SNOANTDIA060001','D','PROVISION DE ANTIGUEDAD DE PRESTACIONES SOCIALES NOMINA DIARIA JUNIO 2014',33502,62,33);">
            <text:p>INSERT INTO scg_dt_cmp VALUES('0001','SCGCMP','SNOANTDIA060001','2014-06-30','---','-------------------------','6110800003901000001','SCGCMP','SNOANTDIA060001','D','PROVISION DE ANTIGUEDAD DE PRESTACIONES SOCIALES NOMINA DIARIA JUNIO 2014',33502,62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102</text:p>
          </table:table-cell>
          <table:table-cell table:style-name="ce8" office:value-type="float" office:value="37487.57">
            <text:p>37.487,57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60001','2014-06-30','---','-------------------------','6110800004102000001','SCGCMP','SNOANTDIA060001','D','PROVISION DE ANTIGUEDAD DE PRESTACIONES SOCIALES NOMINA DIARIA JUNIO 2014',37487,57,34);">
            <text:p>INSERT INTO scg_dt_cmp VALUES('0001','SCGCMP','SNOANTDIA060001','2014-06-30','---','-------------------------','6110800004102000001','SCGCMP','SNOANTDIA060001','D','PROVISION DE ANTIGUEDAD DE PRESTACIONES SOCIALES NOMINA DIARIA JUNIO 2014',37487,57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303</text:p>
          </table:table-cell>
          <table:table-cell table:style-name="ce8" office:value-type="float" office:value="7704.03166666667">
            <text:p>7.704,03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60001','2014-06-30','---','-------------------------','6110800003303000001','SCGCMP','SNOANTDIA060001','D','PROVISION DE ANTIGUEDAD DE PRESTACIONES SOCIALES NOMINA DIARIA JUNIO 2014',7704,03166666667,35);">
            <text:p>INSERT INTO scg_dt_cmp VALUES('0001','SCGCMP','SNOANTDIA060001','2014-06-30','---','-------------------------','6110800003303000001','SCGCMP','SNOANTDIA060001','D','PROVISION DE ANTIGUEDAD DE PRESTACIONES SOCIALES NOMINA DIARIA JUNIO 2014',7704,03166666667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2001</text:p>
          </table:table-cell>
          <table:table-cell table:style-name="ce8" office:value-type="float" office:value="2690.66">
            <text:p>2.690,66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60001','2014-06-30','---','-------------------------','6110800002001000001','SCGCMP','SNOANTDIA060001','D','PROVISION DE ANTIGUEDAD DE PRESTACIONES SOCIALES NOMINA DIARIA JUNIO 2014',2690,66,36);">
            <text:p>INSERT INTO scg_dt_cmp VALUES('0001','SCGCMP','SNOANTDIA060001','2014-06-30','---','-------------------------','6110800002001000001','SCGCMP','SNOANTDIA060001','D','PROVISION DE ANTIGUEDAD DE PRESTACIONES SOCIALES NOMINA DIARIA JUNIO 2014',2690,66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803</text:p>
          </table:table-cell>
          <table:table-cell table:style-name="ce8" office:value-type="float" office:value="1063914.69">
            <text:p>1.063.914,69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60001','2014-06-30','---','-------------------------','6110800003803000001','SCGCMP','SNOANTDIA060001','D','PROVISION DE ANTIGUEDAD DE PRESTACIONES SOCIALES NOMINA DIARIA JUNIO 2014',1063914,69,37);">
            <text:p>INSERT INTO scg_dt_cmp VALUES('0001','SCGCMP','SNOANTDIA060001','2014-06-30','---','-------------------------','6110800003803000001','SCGCMP','SNOANTDIA060001','D','PROVISION DE ANTIGUEDAD DE PRESTACIONES SOCIALES NOMINA DIARIA JUNIO 2014',1063914,69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505</text:p>
          </table:table-cell>
          <table:table-cell table:style-name="ce8" office:value-type="float" office:value="211410.95">
            <text:p>211.410,95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60001','2014-06-30','---','-------------------------','6110800004505000001','SCGCMP','SNOANTDIA060001','D','PROVISION DE ANTIGUEDAD DE PRESTACIONES SOCIALES NOMINA DIARIA JUNIO 2014',211410,95,38);">
            <text:p>INSERT INTO scg_dt_cmp VALUES('0001','SCGCMP','SNOANTDIA060001','2014-06-30','---','-------------------------','6110800004505000001','SCGCMP','SNOANTDIA060001','D','PROVISION DE ANTIGUEDAD DE PRESTACIONES SOCIALES NOMINA DIARIA JUNIO 2014',211410,95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902</text:p>
          </table:table-cell>
          <table:table-cell table:style-name="ce8" office:value-type="float" office:value="11462.29">
            <text:p>11.462,29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60001','2014-06-30','---','-------------------------','6110800003902000001','SCGCMP','SNOANTDIA060001','D','PROVISION DE ANTIGUEDAD DE PRESTACIONES SOCIALES NOMINA DIARIA JUNIO 2014',11462,29,39);">
            <text:p>INSERT INTO scg_dt_cmp VALUES('0001','SCGCMP','SNOANTDIA060001','2014-06-30','---','-------------------------','6110800003902000001','SCGCMP','SNOANTDIA060001','D','PROVISION DE ANTIGUEDAD DE PRESTACIONES SOCIALES NOMINA DIARIA JUNIO 2014',11462,29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700</text:p>
          </table:table-cell>
          <table:table-cell table:style-name="ce8" office:value-type="float" office:value="12531.5">
            <text:p>12.531,50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60001','2014-06-30','---','-------------------------','6110800004700000001','SCGCMP','SNOANTDIA060001','D','PROVISION DE ANTIGUEDAD DE PRESTACIONES SOCIALES NOMINA DIARIA JUNIO 2014',12531,5,40);">
            <text:p>INSERT INTO scg_dt_cmp VALUES('0001','SCGCMP','SNOANTDIA060001','2014-06-30','---','-------------------------','6110800004700000001','SCGCMP','SNOANTDIA060001','D','PROVISION DE ANTIGUEDAD DE PRESTACIONES SOCIALES NOMINA DIARIA JUNIO 2014',12531,5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3701</text:p>
          </table:table-cell>
          <table:table-cell table:style-name="ce8" office:value-type="float" office:value="21018.61">
            <text:p>21.018,61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60001','2014-06-30','---','-------------------------','6110800003701000001','SCGCMP','SNOANTDIA060001','D','PROVISION DE ANTIGUEDAD DE PRESTACIONES SOCIALES NOMINA DIARIA JUNIO 2014',21018,61,41);">
            <text:p>INSERT INTO scg_dt_cmp VALUES('0001','SCGCMP','SNOANTDIA060001','2014-06-30','---','-------------------------','6110800003701000001','SCGCMP','SNOANTDIA060001','D','PROVISION DE ANTIGUEDAD DE PRESTACIONES SOCIALES NOMINA DIARIA JUNIO 2014',21018,61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202</text:p>
          </table:table-cell>
          <table:table-cell table:style-name="ce8" office:value-type="float" office:value="70805.28">
            <text:p>70.805,28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60001','2014-06-30','---','-------------------------','6110800004202000001','SCGCMP','SNOANTDIA060001','D','PROVISION DE ANTIGUEDAD DE PRESTACIONES SOCIALES NOMINA DIARIA JUNIO 2014',70805,28,42);">
            <text:p>INSERT INTO scg_dt_cmp VALUES('0001','SCGCMP','SNOANTDIA060001','2014-06-30','---','-------------------------','6110800004202000001','SCGCMP','SNOANTDIA060001','D','PROVISION DE ANTIGUEDAD DE PRESTACIONES SOCIALES NOMINA DIARIA JUNIO 2014',70805,28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8652.82">
            <text:p>18.652,82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60001','2014-06-30','---','-------------------------','6110800004506000001','SCGCMP','SNOANTDIA060001','D','PROVISION DE ANTIGUEDAD DE PRESTACIONES SOCIALES NOMINA DIARIA JUNIO 2014',18652,82,43);">
            <text:p>INSERT INTO scg_dt_cmp VALUES('0001','SCGCMP','SNOANTDIA060001','2014-06-30','---','-------------------------','6110800004506000001','SCGCMP','SNOANTDIA060001','D','PROVISION DE ANTIGUEDAD DE PRESTACIONES SOCIALES NOMINA DIARIA JUNIO 2014',18652,82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60001</text:p>
          </table:table-cell>
          <table:table-cell table:style-name="ce4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60001">
            <text:p>SNOANTDIA06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NIO 2014</text:p>
          </table:table-cell>
          <table:table-cell table:style-name="ce6" office:value-type="string">
            <text:p>4001</text:p>
          </table:table-cell>
          <table:table-cell table:style-name="ce8" office:value-type="float" office:value="7678.4">
            <text:p>7.678,40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60001','2014-06-30','---','-------------------------','6110800004001000001','SCGCMP','SNOANTDIA060001','D','PROVISION DE ANTIGUEDAD DE PRESTACIONES SOCIALES NOMINA DIARIA JUNIO 2014',7678,4,44);">
            <text:p>INSERT INTO scg_dt_cmp VALUES('0001','SCGCMP','SNOANTDIA060001','2014-06-30','---','-------------------------','6110800004001000001','SCGCMP','SNOANTDIA060001','D','PROVISION DE ANTIGUEDAD DE PRESTACIONES SOCIALES NOMINA DIARIA JUNIO 2014',7678,4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60001">
            <text:p>SNOANTDIA060001</text:p>
          </table:table-cell>
          <table:table-cell table:formula="of:=[Hoja1.D3]" office:value-type="string" office:string-value="2014-06-30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JUNIO 2014">
            <text:p>PROVISION DE ANTIGUEDAD DE PRESTACIONES SOCIALES NOMINA DIARIA JUNI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6171331.21833333">
            <text:p>6.171.331,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60001','2014-06-30','---','-------------------------','PROVISION DE ANTIGUEDAD DE PRESTACIONES SOCIALES NOMINA DIARIA JUNIO 2014',1,'-','----------','----------',6171331,21833333,0,0,0,'--','SIGESP');">
            <text:p>INSERT INTO sigesp_cmp VALUES('0001','SCGCMP','SNOANTDIA060001','2014-06-30','---','-------------------------','PROVISION DE ANTIGUEDAD DE PRESTACIONES SOCIALES NOMINA DIARIA JUNIO 2014',1,'-','----------','----------',6171331,21833333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31:54</dc:date>
    <dc:creator>Sistema </dc:creator>
    <meta:editing-duration>PT5H45M21S</meta:editing-duration>
    <meta:editing-cycles>23</meta:editing-cycles>
    <meta:generator>LibreOffice/3.5$Linux_X86_64 LibreOffice_project/350m1$Build-2</meta:generator>
    <meta:document-statistic meta:table-count="2" meta:cell-count="727" meta:object-count="0"/>
  </office:meta>
</office:document-meta>
</file>